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ssertionErrorTest.should_prepend_message_to_orig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AssertionErrorTest.shouldKeepUnfiltered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AssertionErrorTest.throw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